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1-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6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Cámaras Web para uso exclusivo de éste Órgano Contralor.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VILLA ELECTRONICS STORE, C.A., RIF: J-29890271-0, por un monto de Bs. 12.759,98, ubicada en CALLE AZCUE Nº 37 LOCAL 3 SECTOR CENTRO. MATURIN ESTADO MONAGAS, MATURIN ESTADO MONAGAS
<text:line-break/>
<text:line-break/></text:p>
      <text:p text:style-name="P11"/>
      <text:p text:style-name="P5"><text:span text:style-name="T21">En Maturín, a los </text:span><text:span text:style-name="Fuente_20_de_20_párrafo_20_predeter."><text:span text:style-name="T17"><text:s/>dieciocho (18)</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